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8.24pt"/>
    </style:style>
    <style:style style:name="co2" style:family="table-column">
      <style:table-column-properties fo:break-before="auto" style:column-width="37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* SIMBAD QUERY. (2' radius)</text:p>
          </table:table-cell>
          <table:table-cell/>
          <table:table-cell office:value-type="string" calcext:value-type="string">
            <text:p><text:a xlink:href="http://simbad.u-strasbg.fr/simbad/sim-id?Ident=%401190572&amp;Name=CD-35%2015313&amp;submit=submit" xlink:type="simple">http://simbad.u-strasbg.fr/simbad/sim-id?Ident=%401190572&amp;Name=CD-35%2015313&amp;submit=submit</text:a></text:p>
          </table:table-cell>
        </table:table-row>
        <table:table-row table:style-name="ro1">
          <table:table-cell office:value-type="string" calcext:value-type="string">
            <text:p>Well studied?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ultiple?</text:p>
          </table:table-cell>
          <table:table-cell office:value-type="string" calcext:value-type="string">
            <text:p>Maybe (see Oh classification below)</text:p>
          </table:table-cell>
          <table:table-cell/>
        </table:table-row>
        <table:table-row table:style-name="ro1">
          <table:table-cell office:value-type="string" calcext:value-type="string">
            <text:p>Skim bibliography -- any history? Any important crossmatches?</text:p>
          </table:table-cell>
          <table:table-cell office:value-type="string" calcext:value-type="string">
            <text:p>Xmatch positive against 2MASS, PPM, RAVE, TYC, Gaia DR2. (and DR1)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 VIZIER QUERY (30" radius, larger for high-PM star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metry? (Gaia DR2, Hipparcos, UCAC5)</text:p>
          </table:table-cell>
          <table:table-cell office:value-type="string" calcext:value-type="string">
            <text:p>High PM. 42 pc away.</text:p>
          </table:table-cell>
          <table:table-cell office:value-type="string" calcext:value-type="string">
            <text:p><text:a xlink:href="http://vizier.u-strasbg.fr/viz-bin/VizieR-S?Gaia%20DR2%206598814657249555328" xlink:type="simple">http://vizier.u-strasbg.fr/viz-bin/VizieR-S?Gaia%20DR2%206598814657249555328</text:a></text:p>
          </table:table-cell>
        </table:table-row>
        <table:table-row table:style-name="ro1">
          <table:table-cell office:value-type="string" calcext:value-type="string">
            <text:p>Photometry? (2MASS, WI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al type? (Skiff MK compendium)</text:p>
          </table:table-cell>
          <table:table-cell office:value-type="string" calcext:value-type="string">
            <text:p>K5 dwarf, from a michigan survey in 1972</text:p>
          </table:table-cell>
          <table:table-cell/>
        </table:table-row>
        <table:table-row table:style-name="ro1">
          <table:table-cell office:value-type="string" calcext:value-type="string">
            <text:p>Metallicity? (Fe/H, alpha-rich? LAMOST, APOGEE, RAVE, CKS, Brewer)</text:p>
          </table:table-cell>
          <table:table-cell office:value-type="string" calcext:value-type="string">
            <text:p>RAVE DR4 quotes [Fe/H]=0.04</text:p>
          </table:table-cell>
          <table:table-cell/>
        </table:table-row>
        <table:table-row table:style-name="ro1">
          <table:table-cell office:value-type="string" calcext:value-type="string">
            <text:p>Kinematics (UVW, Vt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 indicators (chromospheric activity, e.g., Ca H&amp;K, coronal xray)</text:p>
          </table:table-cell>
          <table:table-cell office:value-type="string" calcext:value-type="string">
            <text:p>RAVE DR5 give c1,c2,c3 as “e = spectrum with (chromospheric) emission”</text:p>
          </table:table-cell>
          <table:table-cell/>
        </table:table-row>
        <table:table-row table:style-name="ro1">
          <table:table-cell office:value-type="string" calcext:value-type="string">
            <text:p>Rotation (P_rot, vsini)</text:p>
          </table:table-cell>
          <table:table-cell office:value-type="string" calcext:value-type="string">
            <text:p>vsini=44km/s from RAVE DR5. Rotation period by eye is ~7.4 days. MH08 indicate it’s between 100-600 Myr (between Pleiades and Hyades)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 is it a member of any known groups?</text:p>
          </table:table-cell>
          <table:table-cell office:value-type="string" calcext:value-type="string">
            <text:p>Oh+ 2017 candidate group from TGAS. Their star 3934. Candidate companions at 479.9arcmin, and 610 arcmin = 10 deg away. <text:span text:style-name="T1">Believable? </text:span><text:span text:style-name="T2">Pair likelihood rations 6.05 (near MINIMUM) and 7.23. </text:span></text:p>
          </table:table-cell>
          <table:table-cell/>
        </table:table-row>
        <table:table-row table:style-name="ro1">
          <table:table-cell office:value-type="string" calcext:value-type="string">
            <text:p>(clusters &amp; associations OK. "moving groups" be careful.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 Multiplicity: Washington double star catalog. SB9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 IR excess? Protoplanetary disk? (&lt;10Myr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 Any previous age estmiates?</text:p>
          </table:table-cell>
          <table:table-cell office:value-type="string" calcext:value-type="string">
            <text:p>RAVE DR4 quotes log(age)=9.7. But reading Binney+ 2014, table 10, they’re quite biased towards high ages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28:48.899505257</meta:creation-date>
    <dc:date>2018-09-06T23:58:23.665779889</dc:date>
    <meta:editing-duration>PT8H24M27S</meta:editing-duration>
    <meta:editing-cycles>4</meta:editing-cycles>
    <meta:generator>LibreOffice/6.1.0.3$MacOSX_X86_64 LibreOffice_project/efb621ed25068d70781dc026f7e9c5187a4decd1</meta:generator>
    <meta:document-statistic meta:table-count="1" meta:cell-count="31" meta:object-count="0"/>
  </office:meta>
</office:document-meta>
</file>